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753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1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9 experiments" table:style-name="ta1">
        <table:shapes>
          <draw:frame draw:z-index="0" draw:style-name="gr1" draw:text-style-name="P1" svg:width="19.691cm" svg:height="10.448cm" svg:x="9.88cm" svg:y="0.61cm">
            <draw:object draw:notify-on-update-of-ranges="'2019 experiments'.A7:'2019 experiments'.A27 '2019 experiments'.B2:'2019 experiments'.B2 '2019 experiments'.B7:'2019 experiments'.B27 '2019 experiments'.C2:'2019 experiments'.C2 '2019 experiments'.C7:'2019 experiments'.C27 '2019 experiments'.D2:'2019 experiments'.D2 '2019 experiments'.D7:'2019 experiments'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CPU: Intel(R) Core(TM) i3-2367M CPU @ 1.40GHz</text:p>
          </table:table-cell>
          <table:covered-table-cell table:number-columns-repeated="3" table:style-name="ce4"/>
        </table:table-row>
        <table:table-row table:style-name="ro1">
          <table:table-cell table:style-name="ce4" office:value-type="string" calcext:value-type="string" table:number-columns-spanned="1" table:number-rows-spanned="3">
            <text:p>working set size, bytes</text:p>
          </table:table-cell>
          <table:table-cell table:style-name="ce4" office:value-type="string" calcext:value-type="string" table:number-columns-spanned="1" table:number-rows-spanned="3">
            <text:p>read node, cycles</text:p>
          </table:table-cell>
          <table:table-cell table:style-name="ce4" office:value-type="string" calcext:value-type="string" table:number-columns-spanned="1" table:number-rows-spanned="3">
            <text:p>read node cache size, cycles</text:p>
          </table:table-cell>
          <table:table-cell table:style-name="ce4" office:value-type="string" calcext:value-type="string" table:number-columns-spanned="1" table:number-rows-spanned="3">
            <text:p>read node cache size, data at end, cycles</text:p>
          </table:table-cell>
        </table:table-row>
        <table:table-row table:style-name="ro1">
          <table:covered-table-cell/>
          <table:covered-table-cell table:number-columns-repeated="3" table:style-name="ce4"/>
        </table:table-row>
        <table:table-row table:style-name="ro1">
          <table:covered-table-cell/>
          <table:covered-table-cell table:number-columns-repeated="3"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093" calcext:value-type="float">
            <text:p>4,093</text:p>
          </table:table-cell>
          <table:table-cell table:number-columns-repeated="2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095" calcext:value-type="float">
            <text:p>4,095</text:p>
          </table:table-cell>
          <table:table-cell office:value-type="float" office:value="4.096" calcext:value-type="float">
            <text:p>4,096</text:p>
          </table:table-cell>
          <table:table-cell office:value-type="float" office:value="4.064" calcext:value-type="float">
            <text:p>4,0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108" calcext:value-type="float">
            <text:p>4,108</text:p>
          </table:table-cell>
          <table:table-cell office:value-type="float" office:value="4.075" calcext:value-type="float">
            <text:p>4,075</text:p>
          </table:table-cell>
          <table:table-cell office:value-type="float" office:value="4.056" calcext:value-type="float">
            <text:p>4,0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103" calcext:value-type="float">
            <text:p>4,103</text:p>
          </table:table-cell>
          <table:table-cell office:value-type="float" office:value="4.078" calcext:value-type="float">
            <text:p>4,078</text:p>
          </table:table-cell>
          <table:table-cell office:value-type="float" office:value="4.08" calcext:value-type="float">
            <text:p>4,0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117" calcext:value-type="float">
            <text:p>4,117</text:p>
          </table:table-cell>
          <table:table-cell office:value-type="float" office:value="4.085" calcext:value-type="float">
            <text:p>4,085</text:p>
          </table:table-cell>
          <table:table-cell office:value-type="float" office:value="4.072" calcext:value-type="float">
            <text:p>4,07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109" calcext:value-type="float">
            <text:p>4,109</text:p>
          </table:table-cell>
          <table:table-cell office:value-type="float" office:value="4.092" calcext:value-type="float">
            <text:p>4,092</text:p>
          </table:table-cell>
          <table:table-cell office:value-type="float" office:value="4.068" calcext:value-type="float">
            <text:p>4,06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11" calcext:value-type="float">
            <text:p>4,110</text:p>
          </table:table-cell>
          <table:table-cell office:value-type="float" office:value="4.098" calcext:value-type="float">
            <text:p>4,098</text:p>
          </table:table-cell>
          <table:table-cell office:value-type="float" office:value="4.07" calcext:value-type="float">
            <text:p>4,07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069" calcext:value-type="float">
            <text:p>4,069</text:p>
          </table:table-cell>
          <table:table-cell office:value-type="float" office:value="4.101" calcext:value-type="float">
            <text:p>4,101</text:p>
          </table:table-cell>
          <table:table-cell office:value-type="float" office:value="4.085" calcext:value-type="float">
            <text:p>4,08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.156" calcext:value-type="float">
            <text:p>4,156</text:p>
          </table:table-cell>
          <table:table-cell office:value-type="float" office:value="4.128" calcext:value-type="float">
            <text:p>4,128</text:p>
          </table:table-cell>
          <table:table-cell office:value-type="float" office:value="4.085" calcext:value-type="float">
            <text:p>4,08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.739" calcext:value-type="float">
            <text:p>4,739</text:p>
          </table:table-cell>
          <table:table-cell office:value-type="float" office:value="4.76" calcext:value-type="float">
            <text:p>4,760</text:p>
          </table:table-cell>
          <table:table-cell office:value-type="float" office:value="4.537" calcext:value-type="float">
            <text:p>4,53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3.053" calcext:value-type="float">
            <text:p>13,053</text:p>
          </table:table-cell>
          <table:table-cell office:value-type="float" office:value="20.16" calcext:value-type="float">
            <text:p>20,160</text:p>
          </table:table-cell>
          <table:table-cell office:value-type="float" office:value="10.889" calcext:value-type="float">
            <text:p>10,88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.02" calcext:value-type="float">
            <text:p>16,020</text:p>
          </table:table-cell>
          <table:table-cell office:value-type="float" office:value="20.386" calcext:value-type="float">
            <text:p>20,386</text:p>
          </table:table-cell>
          <table:table-cell office:value-type="float" office:value="13.843" calcext:value-type="float">
            <text:p>13,84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.44" calcext:value-type="float">
            <text:p>20,440</text:p>
          </table:table-cell>
          <table:table-cell office:value-type="float" office:value="29.637" calcext:value-type="float">
            <text:p>29,637</text:p>
          </table:table-cell>
          <table:table-cell office:value-type="float" office:value="17.401" calcext:value-type="float">
            <text:p>17,40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1.33" calcext:value-type="float">
            <text:p>31,330</text:p>
          </table:table-cell>
          <table:table-cell office:value-type="float" office:value="37.062" calcext:value-type="float">
            <text:p>37,062</text:p>
          </table:table-cell>
          <table:table-cell office:value-type="float" office:value="33.203" calcext:value-type="float">
            <text:p>33,20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7.236" calcext:value-type="float">
            <text:p>37,236</text:p>
          </table:table-cell>
          <table:table-cell office:value-type="float" office:value="41.732" calcext:value-type="float">
            <text:p>41,732</text:p>
          </table:table-cell>
          <table:table-cell office:value-type="float" office:value="39.913" calcext:value-type="float">
            <text:p>39,91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4.967" calcext:value-type="float">
            <text:p>44,967</text:p>
          </table:table-cell>
          <table:table-cell office:value-type="float" office:value="65.008" calcext:value-type="float">
            <text:p>65,008</text:p>
          </table:table-cell>
          <table:table-cell office:value-type="float" office:value="46.66" calcext:value-type="float">
            <text:p>46,66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5.925" calcext:value-type="float">
            <text:p>85,925</text:p>
          </table:table-cell>
          <table:table-cell office:value-type="float" office:value="129.876" calcext:value-type="float">
            <text:p>129,876</text:p>
          </table:table-cell>
          <table:table-cell office:value-type="float" office:value="97.074" calcext:value-type="float">
            <text:p>97,074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27.772" calcext:value-type="float">
            <text:p>127,772</text:p>
          </table:table-cell>
          <table:table-cell office:value-type="float" office:value="145.383" calcext:value-type="float">
            <text:p>145,383</text:p>
          </table:table-cell>
          <table:table-cell office:value-type="float" office:value="132.96" calcext:value-type="float">
            <text:p>132,96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7.98" calcext:value-type="float">
            <text:p>137,980</text:p>
          </table:table-cell>
          <table:table-cell office:value-type="float" office:value="148.336" calcext:value-type="float">
            <text:p>148,336</text:p>
          </table:table-cell>
          <table:table-cell office:value-type="float" office:value="144.653" calcext:value-type="float">
            <text:p>144,65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48.095" calcext:value-type="float">
            <text:p>148,095</text:p>
          </table:table-cell>
          <table:table-cell office:value-type="float" office:value="153.942" calcext:value-type="float">
            <text:p>153,942</text:p>
          </table:table-cell>
          <table:table-cell office:value-type="float" office:value="153.357" calcext:value-type="float">
            <text:p>153,357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57.685" calcext:value-type="float">
            <text:p>157,685</text:p>
          </table:table-cell>
          <table:table-cell office:value-type="float" office:value="159.784" calcext:value-type="float">
            <text:p>159,784</text:p>
          </table:table-cell>
          <table:table-cell office:value-type="float" office:value="162.381" calcext:value-type="float">
            <text:p>162,381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167.684" calcext:value-type="float">
            <text:p>167,684</text:p>
          </table:table-cell>
          <table:table-cell office:value-type="float" office:value="171.102" calcext:value-type="float">
            <text:p>171,102</text:p>
          </table:table-cell>
          <table:table-cell office:value-type="float" office:value="176.606" calcext:value-type="float">
            <text:p>176,606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185.669" calcext:value-type="float">
            <text:p>185,669</text:p>
          </table:table-cell>
          <table:table-cell office:value-type="float" office:value="181.475" calcext:value-type="float">
            <text:p>181,475</text:p>
          </table:table-cell>
          <table:table-cell office:value-type="float" office:value="190.262" calcext:value-type="float">
            <text:p>190,262</text:p>
          </table:table-cell>
        </table:table-row>
      </table:table>
      <table:table table:name="2022 experiments" table:style-name="ta1">
        <table:shapes>
          <draw:frame draw:z-index="0" draw:style-name="gr1" draw:text-style-name="P1" svg:width="24.034cm" svg:height="13.456cm" svg:x="5.95cm" svg:y="0.869cm">
            <draw:object draw:notify-on-update-of-ranges="'2022 experiments'.A5:'2022 experiments'.A47 '2022 experiments'.B2:'2022 experiments'.B2 '2022 experiments'.B5:'2022 experiments'.B47 '2022 experiments'.C2:'2022 experiments'.C2 '2022 experiments'.C5:'2022 experiments'.C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052cm" svg:height="15.956cm" svg:x="9.535cm" svg:y="23.088cm">
            <draw:object draw:notify-on-update-of-ranges="'2022 experiments'.A54:'2022 experiments'.A96 '2022 experiments'.B51:'2022 experiments'.B51 '2022 experiments'.B54:'2022 experiments'.B96 '2022 experiments'.C51:'2022 experiments'.C51 '2022 experiments'.C54:'2022 experiments'.C96 '2022 experiments'.D51:'2022 experiments'.D51 '2022 experiments'.D54:'2022 experiments'.D96 '2022 experiments'.E51:'2022 experiments'.E51 '2022 experiments'.E54:'2022 experiments'.E9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PU: Intel(R) Core(TM) i3-2367M CPU @ 1.40GHz</text:p>
          </table:table-cell>
          <table:covered-table-cell table:number-columns-repeated="2" table:style-name="ce6"/>
          <table:covered-table-cell table:number-columns-repeated="3"/>
          <table:table-cell/>
        </table:table-row>
        <table:table-row table:style-name="ro1">
          <table:table-cell table:style-name="ce6" office:value-type="string" calcext:value-type="string" table:number-columns-spanned="1" table:number-rows-spanned="3">
            <text:p>working set, bytes</text:p>
          </table:table-cell>
          <table:table-cell table:style-name="ce6" office:value-type="string" calcext:value-type="string" table:number-columns-spanned="1" table:number-rows-spanned="3">
            <text:p>mean, cycles</text:p>
          </table:table-cell>
          <table:table-cell table:style-name="ce6" office:value-type="string" calcext:value-type="string" table:number-columns-spanned="1" table:number-rows-spanned="3">
            <text:p>median, cycles</text:p>
          </table:table-cell>
          <table:table-cell table:number-columns-repeated="4"/>
        </table:table-row>
        <table:table-row table:style-name="ro1">
          <table:covered-table-cell table:number-columns-repeated="3" table:style-name="ce7"/>
          <table:table-cell table:number-columns-repeated="4"/>
        </table:table-row>
        <table:table-row table:style-name="ro1">
          <table:covered-table-cell table:number-columns-repeated="3" table:style-name="ce7"/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13" calcext:value-type="float">
            <text:p>5,13</text:p>
          </table:table-cell>
          <table:table-cell office:value-type="float" office:value="5.1" calcext:value-type="float">
            <text:p>5,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687" calcext:value-type="float">
            <text:p>4,687</text:p>
          </table:table-cell>
          <table:table-cell office:value-type="float" office:value="4.667" calcext:value-type="float">
            <text:p>4,667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4.55" calcext:value-type="float">
            <text:p>4,55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345" calcext:value-type="float">
            <text:p>4,345</text:p>
          </table:table-cell>
          <table:table-cell office:value-type="float" office:value="4.333" calcext:value-type="float">
            <text:p>4,333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258" calcext:value-type="float">
            <text:p>4,258</text:p>
          </table:table-cell>
          <table:table-cell office:value-type="float" office:value="4.25" calcext:value-type="float">
            <text:p>4,25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171" calcext:value-type="float">
            <text:p>4,171</text:p>
          </table:table-cell>
          <table:table-cell office:value-type="float" office:value="4.167" calcext:value-type="float">
            <text:p>4,167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132" calcext:value-type="float">
            <text:p>4,132</text:p>
          </table:table-cell>
          <table:table-cell office:value-type="float" office:value="4.138" calcext:value-type="float">
            <text:p>4,138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4.088" calcext:value-type="float">
            <text:p>4,088</text:p>
          </table:table-cell>
          <table:table-cell office:value-type="float" office:value="4.092" calcext:value-type="float">
            <text:p>4,092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065" calcext:value-type="float">
            <text:p>4,065</text:p>
          </table:table-cell>
          <table:table-cell office:value-type="float" office:value="4.062" calcext:value-type="float">
            <text:p>4,062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2" office:value-type="float" office:value="4.042" calcext:value-type="float">
            <text:p>4,042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4.031" calcext:value-type="float">
            <text:p>4,031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2" office:value-type="float" office:value="4.021" calcext:value-type="float">
            <text:p>4,02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4.017" calcext:value-type="float">
            <text:p>4,017</text:p>
          </table:table-cell>
          <table:table-cell table:number-columns-repeated="4"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4.011" calcext:value-type="float">
            <text:p>4,011</text:p>
          </table:table-cell>
          <table:table-cell office:value-type="float" office:value="4.01" calcext:value-type="float">
            <text:p>4,01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4.009" calcext:value-type="float">
            <text:p>4,009</text:p>
          </table:table-cell>
          <table:table-cell table:number-columns-repeated="4"/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4.572" calcext:value-type="float">
            <text:p>4,572</text:p>
          </table:table-cell>
          <table:table-cell office:value-type="float" office:value="4.323" calcext:value-type="float">
            <text:p>4,323</text:p>
          </table:table-cell>
          <table:table-cell table:number-columns-repeated="4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.294" calcext:value-type="float">
            <text:p>6,294</text:p>
          </table:table-cell>
          <table:table-cell office:value-type="float" office:value="7.385" calcext:value-type="float">
            <text:p>7,385</text:p>
          </table:table-cell>
          <table:table-cell table:number-columns-repeated="4"/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34.181" calcext:value-type="float">
            <text:p>34,181</text:p>
          </table:table-cell>
          <table:table-cell office:value-type="float" office:value="34.501" calcext:value-type="float">
            <text:p>34,501</text:p>
          </table:table-cell>
          <table:table-cell table:number-columns-repeated="4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3.921" calcext:value-type="float">
            <text:p>23,921</text:p>
          </table:table-cell>
          <table:table-cell office:value-type="float" office:value="19.913" calcext:value-type="float">
            <text:p>19,913</text:p>
          </table:table-cell>
          <table:table-cell table:number-columns-repeated="4"/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19.993" calcext:value-type="float">
            <text:p>19,993</text:p>
          </table:table-cell>
          <table:table-cell office:value-type="float" office:value="19.97" calcext:value-type="float">
            <text:p>19,97</text:p>
          </table:table-cell>
          <table:table-cell table:number-columns-repeated="4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0.043" calcext:value-type="float">
            <text:p>20,043</text:p>
          </table:table-cell>
          <table:table-cell office:value-type="float" office:value="19.993" calcext:value-type="float">
            <text:p>19,993</text:p>
          </table:table-cell>
          <table:table-cell table:number-columns-repeated="4"/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22.536" calcext:value-type="float">
            <text:p>22,536</text:p>
          </table:table-cell>
          <table:table-cell office:value-type="float" office:value="22.083" calcext:value-type="float">
            <text:p>22,083</text:p>
          </table:table-cell>
          <table:table-cell table:number-columns-repeated="4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6.083" calcext:value-type="float">
            <text:p>26,083</text:p>
          </table:table-cell>
          <table:table-cell office:value-type="float" office:value="26.537" calcext:value-type="float">
            <text:p>26,537</text:p>
          </table:table-cell>
          <table:table-cell table:number-columns-repeated="4"/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35.868" calcext:value-type="float">
            <text:p>35,868</text:p>
          </table:table-cell>
          <table:table-cell office:value-type="float" office:value="34.09" calcext:value-type="float">
            <text:p>34,09</text:p>
          </table:table-cell>
          <table:table-cell table:number-columns-repeated="4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7.453" calcext:value-type="float">
            <text:p>37,453</text:p>
          </table:table-cell>
          <table:table-cell office:value-type="float" office:value="36.256" calcext:value-type="float">
            <text:p>36,256</text:p>
          </table:table-cell>
          <table:table-cell table:number-columns-repeated="4"/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38.629" calcext:value-type="float">
            <text:p>38,629</text:p>
          </table:table-cell>
          <table:table-cell office:value-type="float" office:value="37.462" calcext:value-type="float">
            <text:p>37,462</text:p>
          </table:table-cell>
          <table:table-cell table:number-columns-repeated="4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3.127" calcext:value-type="float">
            <text:p>43,127</text:p>
          </table:table-cell>
          <table:table-cell office:value-type="float" office:value="38.089" calcext:value-type="float">
            <text:p>38,089</text:p>
          </table:table-cell>
          <table:table-cell table:number-columns-repeated="4"/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40.749" calcext:value-type="float">
            <text:p>40,749</text:p>
          </table:table-cell>
          <table:table-cell office:value-type="float" office:value="38.817" calcext:value-type="float">
            <text:p>38,817</text:p>
          </table:table-cell>
          <table:table-cell table:number-columns-repeated="4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5.237" calcext:value-type="float">
            <text:p>55,237</text:p>
          </table:table-cell>
          <table:table-cell office:value-type="float" office:value="53.224" calcext:value-type="float">
            <text:p>53,224</text:p>
          </table:table-cell>
          <table:table-cell table:number-columns-repeated="4"/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93.828" calcext:value-type="float">
            <text:p>93,828</text:p>
          </table:table-cell>
          <table:table-cell office:value-type="float" office:value="91.877" calcext:value-type="float">
            <text:p>91,877</text:p>
          </table:table-cell>
          <table:table-cell table:number-columns-repeated="4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22.484" calcext:value-type="float">
            <text:p>122,484</text:p>
          </table:table-cell>
          <table:table-cell office:value-type="float" office:value="122.036" calcext:value-type="float">
            <text:p>122,036</text:p>
          </table:table-cell>
          <table:table-cell table:number-columns-repeated="4"/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138.466" calcext:value-type="float">
            <text:p>138,466</text:p>
          </table:table-cell>
          <table:table-cell office:value-type="float" office:value="138.32" calcext:value-type="float">
            <text:p>138,32</text:p>
          </table:table-cell>
          <table:table-cell table:number-columns-repeated="4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41.892" calcext:value-type="float">
            <text:p>141,892</text:p>
          </table:table-cell>
          <table:table-cell office:value-type="float" office:value="142.039" calcext:value-type="float">
            <text:p>142,039</text:p>
          </table:table-cell>
          <table:table-cell table:number-columns-repeated="4"/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44.302" calcext:value-type="float">
            <text:p>144,302</text:p>
          </table:table-cell>
          <table:table-cell office:value-type="float" office:value="144.209" calcext:value-type="float">
            <text:p>144,209</text:p>
          </table:table-cell>
          <table:table-cell table:number-columns-repeated="4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45.988" calcext:value-type="float">
            <text:p>145,988</text:p>
          </table:table-cell>
          <table:table-cell office:value-type="float" office:value="145.611" calcext:value-type="float">
            <text:p>145,611</text:p>
          </table:table-cell>
          <table:table-cell table:number-columns-repeated="4"/>
        </table:table-row>
        <table:table-row table:style-name="ro1">
          <table:table-cell office:value-type="float" office:value="25165824" calcext:value-type="float">
            <text:p>25165824</text:p>
          </table:table-cell>
          <table:table-cell office:value-type="float" office:value="148.808" calcext:value-type="float">
            <text:p>148,808</text:p>
          </table:table-cell>
          <table:table-cell office:value-type="float" office:value="148.143" calcext:value-type="float">
            <text:p>148,143</text:p>
          </table:table-cell>
          <table:table-cell table:number-columns-repeated="4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50.51" calcext:value-type="float">
            <text:p>150,51</text:p>
          </table:table-cell>
          <table:table-cell office:value-type="float" office:value="149.932" calcext:value-type="float">
            <text:p>149,932</text:p>
          </table:table-cell>
          <table:table-cell table:number-columns-repeated="4"/>
        </table:table-row>
        <table:table-row table:style-name="ro1">
          <table:table-cell office:value-type="float" office:value="50331648" calcext:value-type="float">
            <text:p>50331648</text:p>
          </table:table-cell>
          <table:table-cell office:value-type="float" office:value="153.605" calcext:value-type="float">
            <text:p>153,605</text:p>
          </table:table-cell>
          <table:table-cell office:value-type="float" office:value="153.579" calcext:value-type="float">
            <text:p>153,579</text:p>
          </table:table-cell>
          <table:table-cell table:number-columns-repeated="4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56.474" calcext:value-type="float">
            <text:p>156,474</text:p>
          </table:table-cell>
          <table:table-cell office:value-type="float" office:value="156.342" calcext:value-type="float">
            <text:p>156,342</text:p>
          </table:table-cell>
          <table:table-cell table:number-columns-repeated="4"/>
        </table:table-row>
        <table:table-row table:style-name="ro1">
          <table:table-cell office:value-type="float" office:value="100663296" calcext:value-type="float">
            <text:p>100663296</text:p>
          </table:table-cell>
          <table:table-cell office:value-type="float" office:value="162.375" calcext:value-type="float">
            <text:p>162,375</text:p>
          </table:table-cell>
          <table:table-cell office:value-type="float" office:value="162.236" calcext:value-type="float">
            <text:p>162,236</text:p>
          </table:table-cell>
          <table:table-cell table:number-columns-repeated="4"/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166.4" calcext:value-type="float">
            <text:p>166,4</text:p>
          </table:table-cell>
          <table:table-cell office:value-type="float" office:value="166.28" calcext:value-type="float">
            <text:p>166,28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9" office:value-type="string" calcext:value-type="string" table:number-columns-spanned="6" table:number-rows-spanned="1">
            <text:p>CPU: AMD Ryzen 5 5500U with Radeon Graphics</text:p>
          </table:table-cell>
          <table:covered-table-cell table:number-columns-repeated="5"/>
          <table:table-cell/>
        </table:table-row>
        <table:table-row table:style-name="ro1">
          <table:table-cell table:style-name="ce4" office:value-type="string" calcext:value-type="string" table:number-columns-spanned="1" table:number-rows-spanned="3">
            <text:p>working set, bytes</text:p>
          </table:table-cell>
          <table:table-cell table:style-name="ce4" office:value-type="string" calcext:value-type="string" table:number-columns-spanned="1" table:number-rows-spanned="3">
            <text:p>mean (core 1), cycles</text:p>
          </table:table-cell>
          <table:table-cell table:style-name="ce4" office:value-type="string" calcext:value-type="string" table:number-columns-spanned="1" table:number-rows-spanned="3">
            <text:p>median (core 1), cycles</text:p>
          </table:table-cell>
          <table:table-cell table:style-name="ce4" office:value-type="string" calcext:value-type="string" table:number-columns-spanned="1" table:number-rows-spanned="3">
            <text:p>mean (core 2), cycles</text:p>
          </table:table-cell>
          <table:table-cell table:style-name="ce4" office:value-type="string" calcext:value-type="string" table:number-columns-spanned="1" table:number-rows-spanned="3">
            <text:p>median (core 2), cycles</text:p>
          </table:table-cell>
          <table:table-cell table:number-columns-repeated="2"/>
        </table:table-row>
        <table:table-row table:style-name="ro1">
          <table:covered-table-cell table:number-columns-repeated="5" table:style-name="ce10"/>
          <table:table-cell table:number-columns-repeated="2"/>
        </table:table-row>
        <table:table-row table:style-name="ro1">
          <table:covered-table-cell table:number-columns-repeated="5" table:style-name="ce10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064" calcext:value-type="float">
            <text:p>6,064</text:p>
          </table:table-cell>
          <table:table-cell office:value-type="float" office:value="5.775" calcext:value-type="float">
            <text:p>5,775</text:p>
          </table:table-cell>
          <table:table-cell office:value-type="float" office:value="7.088" calcext:value-type="float">
            <text:p>7,088</text:p>
          </table:table-cell>
          <table:table-cell office:value-type="float" office:value="6.825" calcext:value-type="float">
            <text:p>6,82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038" calcext:value-type="float">
            <text:p>6,038</text:p>
          </table:table-cell>
          <table:table-cell office:value-type="float" office:value="5.95" calcext:value-type="float">
            <text:p>5,95</text:p>
          </table:table-cell>
          <table:table-cell office:value-type="float" office:value="6.895" calcext:value-type="float">
            <text:p>6,8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985" calcext:value-type="float">
            <text:p>5,985</text:p>
          </table:table-cell>
          <table:table-cell office:value-type="float" office:value="6.037" calcext:value-type="float">
            <text:p>6,037</text:p>
          </table:table-cell>
          <table:table-cell office:value-type="float" office:value="6.93" calcext:value-type="float">
            <text:p>6,93</text:p>
          </table:table-cell>
          <table:table-cell office:value-type="float" office:value="6.825" calcext:value-type="float">
            <text:p>6,82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204" calcext:value-type="float">
            <text:p>6,204</text:p>
          </table:table-cell>
          <table:table-cell office:value-type="float" office:value="6.125" calcext:value-type="float">
            <text:p>6,125</text:p>
          </table:table-cell>
          <table:table-cell office:value-type="float" office:value="7.184" calcext:value-type="float">
            <text:p>7,184</text:p>
          </table:table-cell>
          <table:table-cell office:value-type="float" office:value="7.175" calcext:value-type="float">
            <text:p>7,17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156" calcext:value-type="float">
            <text:p>6,156</text:p>
          </table:table-cell>
          <table:table-cell office:value-type="float" office:value="6.169" calcext:value-type="float">
            <text:p>6,169</text:p>
          </table:table-cell>
          <table:table-cell office:value-type="float" office:value="8.275" calcext:value-type="float">
            <text:p>8,275</text:p>
          </table:table-cell>
          <table:table-cell office:value-type="float" office:value="7.219" calcext:value-type="float">
            <text:p>7,219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103" calcext:value-type="float">
            <text:p>6,103</text:p>
          </table:table-cell>
          <table:table-cell office:value-type="float" office:value="6.125" calcext:value-type="float">
            <text:p>6,125</text:p>
          </table:table-cell>
          <table:table-cell table:number-columns-repeated="2" office:value-type="float" office:value="7.175" calcext:value-type="float">
            <text:p>7,175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077" calcext:value-type="float">
            <text:p>6,077</text:p>
          </table:table-cell>
          <table:table-cell office:value-type="float" office:value="6.103" calcext:value-type="float">
            <text:p>6,103</text:p>
          </table:table-cell>
          <table:table-cell office:value-type="float" office:value="7.304" calcext:value-type="float">
            <text:p>7,304</text:p>
          </table:table-cell>
          <table:table-cell office:value-type="float" office:value="7.153" calcext:value-type="float">
            <text:p>7,153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04" calcext:value-type="float">
            <text:p>6,04</text:p>
          </table:table-cell>
          <table:table-cell office:value-type="float" office:value="6.037" calcext:value-type="float">
            <text:p>6,037</text:p>
          </table:table-cell>
          <table:table-cell office:value-type="float" office:value="7.278" calcext:value-type="float">
            <text:p>7,278</text:p>
          </table:table-cell>
          <table:table-cell office:value-type="float" office:value="7.175" calcext:value-type="float">
            <text:p>7,175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.039" calcext:value-type="float">
            <text:p>6,039</text:p>
          </table:table-cell>
          <table:table-cell office:value-type="float" office:value="6.037" calcext:value-type="float">
            <text:p>6,037</text:p>
          </table:table-cell>
          <table:table-cell office:value-type="float" office:value="7.698" calcext:value-type="float">
            <text:p>7,698</text:p>
          </table:table-cell>
          <table:table-cell office:value-type="float" office:value="7.678" calcext:value-type="float">
            <text:p>7,678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6.027" calcext:value-type="float">
            <text:p>6,027</text:p>
          </table:table-cell>
          <table:table-cell office:value-type="float" office:value="6.037" calcext:value-type="float">
            <text:p>6,037</text:p>
          </table:table-cell>
          <table:table-cell office:value-type="float" office:value="7.45" calcext:value-type="float">
            <text:p>7,45</text:p>
          </table:table-cell>
          <table:table-cell office:value-type="float" office:value="7.503" calcext:value-type="float">
            <text:p>7,503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.019" calcext:value-type="float">
            <text:p>6,019</text:p>
          </table:table-cell>
          <table:table-cell office:value-type="float" office:value="6.021" calcext:value-type="float">
            <text:p>6,021</text:p>
          </table:table-cell>
          <table:table-cell office:value-type="float" office:value="10.269" calcext:value-type="float">
            <text:p>10,269</text:p>
          </table:table-cell>
          <table:table-cell office:value-type="float" office:value="6.94" calcext:value-type="float">
            <text:p>6,94</text:p>
          </table:table-cell>
          <table:table-cell table:number-columns-repeated="2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6.012" calcext:value-type="float">
            <text:p>6,012</text:p>
          </table:table-cell>
          <table:table-cell office:value-type="float" office:value="6.016" calcext:value-type="float">
            <text:p>6,016</text:p>
          </table:table-cell>
          <table:table-cell office:value-type="float" office:value="9.855" calcext:value-type="float">
            <text:p>9,855</text:p>
          </table:table-cell>
          <table:table-cell office:value-type="float" office:value="7.153" calcext:value-type="float">
            <text:p>7,153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.01" calcext:value-type="float">
            <text:p>6,01</text:p>
          </table:table-cell>
          <table:table-cell office:value-type="float" office:value="6.013" calcext:value-type="float">
            <text:p>6,013</text:p>
          </table:table-cell>
          <table:table-cell office:value-type="float" office:value="8.671" calcext:value-type="float">
            <text:p>8,671</text:p>
          </table:table-cell>
          <table:table-cell office:value-type="float" office:value="7.038" calcext:value-type="float">
            <text:p>7,038</text:p>
          </table:table-cell>
          <table:table-cell table:number-columns-repeated="2"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6.011" calcext:value-type="float">
            <text:p>6,011</text:p>
          </table:table-cell>
          <table:table-cell office:value-type="float" office:value="6.01" calcext:value-type="float">
            <text:p>6,01</text:p>
          </table:table-cell>
          <table:table-cell office:value-type="float" office:value="8.576" calcext:value-type="float">
            <text:p>8,576</text:p>
          </table:table-cell>
          <table:table-cell office:value-type="float" office:value="7.273" calcext:value-type="float">
            <text:p>7,273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.625" calcext:value-type="float">
            <text:p>8,625</text:p>
          </table:table-cell>
          <table:table-cell office:value-type="float" office:value="6.009" calcext:value-type="float">
            <text:p>6,009</text:p>
          </table:table-cell>
          <table:table-cell office:value-type="float" office:value="8.124" calcext:value-type="float">
            <text:p>8,124</text:p>
          </table:table-cell>
          <table:table-cell office:value-type="float" office:value="6.936" calcext:value-type="float">
            <text:p>6,936</text:p>
          </table:table-cell>
          <table:table-cell table:number-columns-repeated="2"/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6.01" calcext:value-type="float">
            <text:p>6,01</text:p>
          </table:table-cell>
          <table:table-cell office:value-type="float" office:value="6.007" calcext:value-type="float">
            <text:p>6,007</text:p>
          </table:table-cell>
          <table:table-cell office:value-type="float" office:value="8.462" calcext:value-type="float">
            <text:p>8,462</text:p>
          </table:table-cell>
          <table:table-cell office:value-type="float" office:value="6.923" calcext:value-type="float">
            <text:p>6,923</text:p>
          </table:table-cell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.168" calcext:value-type="float">
            <text:p>6,168</text:p>
          </table:table-cell>
          <table:table-cell office:value-type="float" office:value="6.152" calcext:value-type="float">
            <text:p>6,152</text:p>
          </table:table-cell>
          <table:table-cell office:value-type="float" office:value="9.267" calcext:value-type="float">
            <text:p>9,267</text:p>
          </table:table-cell>
          <table:table-cell office:value-type="float" office:value="7.145" calcext:value-type="float">
            <text:p>7,145</text:p>
          </table:table-cell>
          <table:table-cell table:number-columns-repeated="2"/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3.647" calcext:value-type="float">
            <text:p>13,647</text:p>
          </table:table-cell>
          <table:table-cell office:value-type="float" office:value="13.649" calcext:value-type="float">
            <text:p>13,649</text:p>
          </table:table-cell>
          <table:table-cell office:value-type="float" office:value="12.72" calcext:value-type="float">
            <text:p>12,72</text:p>
          </table:table-cell>
          <table:table-cell office:value-type="float" office:value="13.573" calcext:value-type="float">
            <text:p>13,573</text:p>
          </table:table-cell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.265" calcext:value-type="float">
            <text:p>16,265</text:p>
          </table:table-cell>
          <table:table-cell office:value-type="float" office:value="16.191" calcext:value-type="float">
            <text:p>16,191</text:p>
          </table:table-cell>
          <table:table-cell office:value-type="float" office:value="14.585" calcext:value-type="float">
            <text:p>14,585</text:p>
          </table:table-cell>
          <table:table-cell office:value-type="float" office:value="13.222" calcext:value-type="float">
            <text:p>13,222</text:p>
          </table:table-cell>
          <table:table-cell table:number-columns-repeated="2"/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16.728" calcext:value-type="float">
            <text:p>16,728</text:p>
          </table:table-cell>
          <table:table-cell office:value-type="float" office:value="14.952" calcext:value-type="float">
            <text:p>14,952</text:p>
          </table:table-cell>
          <table:table-cell office:value-type="float" office:value="15.844" calcext:value-type="float">
            <text:p>15,844</text:p>
          </table:table-cell>
          <table:table-cell office:value-type="float" office:value="15.008" calcext:value-type="float">
            <text:p>15,008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.668" calcext:value-type="float">
            <text:p>8,668</text:p>
          </table:table-cell>
          <table:table-cell office:value-type="float" office:value="6.573" calcext:value-type="float">
            <text:p>6,573</text:p>
          </table:table-cell>
          <table:table-cell office:value-type="float" office:value="10.363" calcext:value-type="float">
            <text:p>10,363</text:p>
          </table:table-cell>
          <table:table-cell office:value-type="float" office:value="6.533" calcext:value-type="float">
            <text:p>6,533</text:p>
          </table:table-cell>
          <table:table-cell table:number-columns-repeated="2"/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7.24" calcext:value-type="float">
            <text:p>7,24</text:p>
          </table:table-cell>
          <table:table-cell office:value-type="float" office:value="6.782" calcext:value-type="float">
            <text:p>6,782</text:p>
          </table:table-cell>
          <table:table-cell office:value-type="float" office:value="7.609" calcext:value-type="float">
            <text:p>7,609</text:p>
          </table:table-cell>
          <table:table-cell office:value-type="float" office:value="6.793" calcext:value-type="float">
            <text:p>6,793</text:p>
          </table:table-cell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7.334" calcext:value-type="float">
            <text:p>7,334</text:p>
          </table:table-cell>
          <table:table-cell office:value-type="float" office:value="6.879" calcext:value-type="float">
            <text:p>6,879</text:p>
          </table:table-cell>
          <table:table-cell office:value-type="float" office:value="7.375" calcext:value-type="float">
            <text:p>7,375</text:p>
          </table:table-cell>
          <table:table-cell office:value-type="float" office:value="6.894" calcext:value-type="float">
            <text:p>6,894</text:p>
          </table:table-cell>
          <table:table-cell table:number-columns-repeated="2"/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8.074" calcext:value-type="float">
            <text:p>8,074</text:p>
          </table:table-cell>
          <table:table-cell office:value-type="float" office:value="8.055" calcext:value-type="float">
            <text:p>8,055</text:p>
          </table:table-cell>
          <table:table-cell office:value-type="float" office:value="17.196" calcext:value-type="float">
            <text:p>17,196</text:p>
          </table:table-cell>
          <table:table-cell office:value-type="float" office:value="13.89" calcext:value-type="float">
            <text:p>13,89</text:p>
          </table:table-cell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7.059" calcext:value-type="float">
            <text:p>17,059</text:p>
          </table:table-cell>
          <table:table-cell office:value-type="float" office:value="11.804" calcext:value-type="float">
            <text:p>11,804</text:p>
          </table:table-cell>
          <table:table-cell office:value-type="float" office:value="23.037" calcext:value-type="float">
            <text:p>23,037</text:p>
          </table:table-cell>
          <table:table-cell office:value-type="float" office:value="14.902" calcext:value-type="float">
            <text:p>14,902</text:p>
          </table:table-cell>
          <table:table-cell table:number-columns-repeated="2"/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34.384" calcext:value-type="float">
            <text:p>34,384</text:p>
          </table:table-cell>
          <table:table-cell office:value-type="float" office:value="37.656" calcext:value-type="float">
            <text:p>37,656</text:p>
          </table:table-cell>
          <table:table-cell office:value-type="float" office:value="30.525" calcext:value-type="float">
            <text:p>30,525</text:p>
          </table:table-cell>
          <table:table-cell office:value-type="float" office:value="26.027" calcext:value-type="float">
            <text:p>26,027</text:p>
          </table:table-cell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9.678" calcext:value-type="float">
            <text:p>29,678</text:p>
          </table:table-cell>
          <table:table-cell office:value-type="float" office:value="23.358" calcext:value-type="float">
            <text:p>23,358</text:p>
          </table:table-cell>
          <table:table-cell office:value-type="float" office:value="30.526" calcext:value-type="float">
            <text:p>30,526</text:p>
          </table:table-cell>
          <table:table-cell office:value-type="float" office:value="22.923" calcext:value-type="float">
            <text:p>22,923</text:p>
          </table:table-cell>
          <table:table-cell table:number-columns-repeated="2"/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34.094" calcext:value-type="float">
            <text:p>34,094</text:p>
          </table:table-cell>
          <table:table-cell office:value-type="float" office:value="34.453" calcext:value-type="float">
            <text:p>34,453</text:p>
          </table:table-cell>
          <table:table-cell office:value-type="float" office:value="32.142" calcext:value-type="float">
            <text:p>32,142</text:p>
          </table:table-cell>
          <table:table-cell office:value-type="float" office:value="23.635" calcext:value-type="float">
            <text:p>23,635</text:p>
          </table:table-cell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9.651" calcext:value-type="float">
            <text:p>39,651</text:p>
          </table:table-cell>
          <table:table-cell office:value-type="float" office:value="35.992" calcext:value-type="float">
            <text:p>35,992</text:p>
          </table:table-cell>
          <table:table-cell office:value-type="float" office:value="35.598" calcext:value-type="float">
            <text:p>35,598</text:p>
          </table:table-cell>
          <table:table-cell office:value-type="float" office:value="23.754" calcext:value-type="float">
            <text:p>23,754</text:p>
          </table:table-cell>
          <table:table-cell table:number-columns-repeated="2"/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88.226" calcext:value-type="float">
            <text:p>88,226</text:p>
          </table:table-cell>
          <table:table-cell office:value-type="float" office:value="58.438" calcext:value-type="float">
            <text:p>58,438</text:p>
          </table:table-cell>
          <table:table-cell office:value-type="float" office:value="62.18" calcext:value-type="float">
            <text:p>62,18</text:p>
          </table:table-cell>
          <table:table-cell office:value-type="float" office:value="48.925" calcext:value-type="float">
            <text:p>48,925</text:p>
          </table:table-cell>
          <table:table-cell table:number-columns-repeated="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58.496" calcext:value-type="float">
            <text:p>158,496</text:p>
          </table:table-cell>
          <table:table-cell office:value-type="float" office:value="189.198" calcext:value-type="float">
            <text:p>189,198</text:p>
          </table:table-cell>
          <table:table-cell office:value-type="float" office:value="139.22" calcext:value-type="float">
            <text:p>139,22</text:p>
          </table:table-cell>
          <table:table-cell office:value-type="float" office:value="130.952" calcext:value-type="float">
            <text:p>130,952</text:p>
          </table:table-cell>
          <table:table-cell table:number-columns-repeated="2"/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131.729" calcext:value-type="float">
            <text:p>131,729</text:p>
          </table:table-cell>
          <table:table-cell office:value-type="float" office:value="131.168" calcext:value-type="float">
            <text:p>131,168</text:p>
          </table:table-cell>
          <table:table-cell office:value-type="float" office:value="132.89" calcext:value-type="float">
            <text:p>132,89</text:p>
          </table:table-cell>
          <table:table-cell office:value-type="float" office:value="123.608" calcext:value-type="float">
            <text:p>123,608</text:p>
          </table:table-cell>
          <table:table-cell table:number-columns-repeated="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53.181" calcext:value-type="float">
            <text:p>153,181</text:p>
          </table:table-cell>
          <table:table-cell office:value-type="float" office:value="152.74" calcext:value-type="float">
            <text:p>152,74</text:p>
          </table:table-cell>
          <table:table-cell office:value-type="float" office:value="152.383" calcext:value-type="float">
            <text:p>152,383</text:p>
          </table:table-cell>
          <table:table-cell office:value-type="float" office:value="152.213" calcext:value-type="float">
            <text:p>152,213</text:p>
          </table:table-cell>
          <table:table-cell table:number-columns-repeated="2"/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77.117" calcext:value-type="float">
            <text:p>177,117</text:p>
          </table:table-cell>
          <table:table-cell office:value-type="float" office:value="177.711" calcext:value-type="float">
            <text:p>177,711</text:p>
          </table:table-cell>
          <table:table-cell office:value-type="float" office:value="175.351" calcext:value-type="float">
            <text:p>175,351</text:p>
          </table:table-cell>
          <table:table-cell office:value-type="float" office:value="175.329" calcext:value-type="float">
            <text:p>175,329</text:p>
          </table:table-cell>
          <table:table-cell table:number-columns-repeated="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85.472" calcext:value-type="float">
            <text:p>185,472</text:p>
          </table:table-cell>
          <table:table-cell office:value-type="float" office:value="185.7" calcext:value-type="float">
            <text:p>185,7</text:p>
          </table:table-cell>
          <table:table-cell office:value-type="float" office:value="186.975" calcext:value-type="float">
            <text:p>186,975</text:p>
          </table:table-cell>
          <table:table-cell office:value-type="float" office:value="186.84" calcext:value-type="float">
            <text:p>186,84</text:p>
          </table:table-cell>
          <table:table-cell table:number-columns-repeated="2"/>
        </table:table-row>
        <table:table-row table:style-name="ro1">
          <table:table-cell office:value-type="float" office:value="25165824" calcext:value-type="float">
            <text:p>25165824</text:p>
          </table:table-cell>
          <table:table-cell office:value-type="float" office:value="194.325" calcext:value-type="float">
            <text:p>194,325</text:p>
          </table:table-cell>
          <table:table-cell office:value-type="float" office:value="194.438" calcext:value-type="float">
            <text:p>194,438</text:p>
          </table:table-cell>
          <table:table-cell office:value-type="float" office:value="198.283" calcext:value-type="float">
            <text:p>198,283</text:p>
          </table:table-cell>
          <table:table-cell office:value-type="float" office:value="198.288" calcext:value-type="float">
            <text:p>198,288</text:p>
          </table:table-cell>
          <table:table-cell table:number-columns-repeated="2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98.78" calcext:value-type="float">
            <text:p>198,78</text:p>
          </table:table-cell>
          <table:table-cell office:value-type="float" office:value="198.927" calcext:value-type="float">
            <text:p>198,927</text:p>
          </table:table-cell>
          <table:table-cell office:value-type="float" office:value="204.338" calcext:value-type="float">
            <text:p>204,338</text:p>
          </table:table-cell>
          <table:table-cell office:value-type="float" office:value="204.317" calcext:value-type="float">
            <text:p>204,317</text:p>
          </table:table-cell>
          <table:table-cell table:number-columns-repeated="2"/>
        </table:table-row>
        <table:table-row table:style-name="ro1">
          <table:table-cell office:value-type="float" office:value="50331648" calcext:value-type="float">
            <text:p>50331648</text:p>
          </table:table-cell>
          <table:table-cell office:value-type="float" office:value="206.484" calcext:value-type="float">
            <text:p>206,484</text:p>
          </table:table-cell>
          <table:table-cell office:value-type="float" office:value="206.794" calcext:value-type="float">
            <text:p>206,794</text:p>
          </table:table-cell>
          <table:table-cell office:value-type="float" office:value="210.903" calcext:value-type="float">
            <text:p>210,903</text:p>
          </table:table-cell>
          <table:table-cell office:value-type="float" office:value="210.858" calcext:value-type="float">
            <text:p>210,858</text:p>
          </table:table-cell>
          <table:table-cell table:number-columns-repeated="2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209.881" calcext:value-type="float">
            <text:p>209,881</text:p>
          </table:table-cell>
          <table:table-cell office:value-type="float" office:value="209.688" calcext:value-type="float">
            <text:p>209,688</text:p>
          </table:table-cell>
          <table:table-cell office:value-type="float" office:value="214.53" calcext:value-type="float">
            <text:p>214,53</text:p>
          </table:table-cell>
          <table:table-cell office:value-type="float" office:value="214.536" calcext:value-type="float">
            <text:p>214,536</text:p>
          </table:table-cell>
          <table:table-cell table:number-columns-repeated="2"/>
        </table:table-row>
        <table:table-row table:style-name="ro1">
          <table:table-cell office:value-type="float" office:value="100663296" calcext:value-type="float">
            <text:p>100663296</text:p>
          </table:table-cell>
          <table:table-cell office:value-type="float" office:value="216.826" calcext:value-type="float">
            <text:p>216,826</text:p>
          </table:table-cell>
          <table:table-cell office:value-type="float" office:value="216.058" calcext:value-type="float">
            <text:p>216,058</text:p>
          </table:table-cell>
          <table:table-cell office:value-type="float" office:value="219.545" calcext:value-type="float">
            <text:p>219,545</text:p>
          </table:table-cell>
          <table:table-cell office:value-type="float" office:value="219.418" calcext:value-type="float">
            <text:p>219,418</text:p>
          </table:table-cell>
          <table:table-cell table:number-columns-repeated="2"/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221.505" calcext:value-type="float">
            <text:p>221,505</text:p>
          </table:table-cell>
          <table:table-cell office:value-type="float" office:value="221.381" calcext:value-type="float">
            <text:p>221,381</text:p>
          </table:table-cell>
          <table:table-cell office:value-type="float" office:value="222.246" calcext:value-type="float">
            <text:p>222,246</text:p>
          </table:table-cell>
          <table:table-cell office:value-type="float" office:value="222.215" calcext:value-type="float">
            <text:p>222,21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9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ce4" table:number-columns-repeated="3"/>
          <table:table-cell table:number-columns-repeated="4"/>
        </table:table-row>
        <table:table-row table:style-name="ro1">
          <table:table-cell table:style-name="ce10" table:number-columns-repeated="3"/>
          <table:table-cell table:number-columns-repeated="4"/>
        </table:table-row>
        <table:table-row table:style-name="ro1">
          <table:table-cell table:style-name="ce10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.00.0000</text:date>, <text:time style:data-style-name="N2" text:time-value="14:17:51.05838568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6T14:34:47.205059908</dc:date>
    <meta:editing-duration>PT34M16S</meta:editing-duration>
    <meta:editing-cycles>6</meta:editing-cycles>
    <meta:generator>LibreOffice/6.4.7.2$Linux_X86_64 LibreOffice_project/40$Build-2</meta:generator>
    <meta:document-statistic meta:table-count="2" meta:cell-count="45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00660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035cm" svg:height="13.457cm" xlink:href=".." xlink:type="simple" chart:class="chart:line" chart:style-name="ch1">
        <chart:legend chart:legend-position="end" svg:x="20.363cm" svg:y="6.18cm" style:legend-expansion="high" chart:style-name="ch2"/>
        <chart:plot-area chart:style-name="ch3" table:cell-range-address="'2022 experiments'.A5:'2022 experiments'.C47 '2022 experiments'.B2:'2022 experiments'.C2" chart:data-source-has-labels="both" svg:x="1.491cm" svg:y="0.269cm" svg:width="18.392cm" svg:height="11.938cm">
          <chartooo:coordinate-region svg:x="2.112cm" svg:y="0.269cm" svg:width="17.444cm" svg:height="10.029cm"/>
          <chart:axis chart:dimension="x" chart:name="primary-x" chart:style-name="ch4" chartooo:axis-type="auto">
            <chartooo:date-scale/>
            <chart:title svg:x="9.347cm" svg:y="12.476cm" chart:style-name="ch5">
              <text:p>working set, bytes</text:p>
            </chart:title>
            <chart:categories table:cell-range-address="'2022 experiments'.A5:'2022 experiments'.A47"/>
            <chart:grid chart:style-name="ch6" chart:class="major"/>
          </chart:axis>
          <chart:axis chart:dimension="y" chart:name="primary-y" chart:style-name="ch4">
            <chart:title svg:x="0.451cm" svg:y="7.671cm" chart:style-name="ch7">
              <text:p>access time, cycles</text:p>
            </chart:title>
            <chart:grid chart:style-name="ch6" chart:class="major"/>
            <chart:grid chart:style-name="ch8" chart:class="minor"/>
          </chart:axis>
          <chart:series chart:style-name="ch9" chart:values-cell-range-address="'2022 experiments'.B5:'2022 experiments'.B47" chart:label-cell-address="'2022 experiments'.B2:'2022 experiments'.B2" chart:class="chart:line">
            <chart:data-point chart:repeated="43"/>
          </chart:series>
          <chart:series chart:style-name="ch10" chart:values-cell-range-address="'2022 experiments'.C5:'2022 experiments'.C47" chart:label-cell-address="'2022 experiments'.C2:'2022 experiments'.C2" chart:class="chart:line"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, cycles</text:p>
                <draw:g>
                  <svg:desc>'2022 experiments'.B2:'2022 experiments'.B2</svg:desc>
                </draw:g>
              </table:table-cell>
              <table:table-cell office:value-type="string">
                <text:p>median, cycles</text:p>
                <draw:g>
                  <svg:desc>'2022 experiments'.C2:'2022 experiments'.C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2022 experiments'.A5:'2022 experiments'.A47</svg:desc>
                </draw:g>
              </table:table-cell>
              <table:table-cell office:value-type="float" office:value="0">
                <text:p>0</text:p>
                <draw:g>
                  <svg:desc>'2022 experiments'.B5:'2022 experiments'.B47</svg:desc>
                </draw:g>
              </table:table-cell>
              <table:table-cell office:value-type="float" office:value="0">
                <text:p>0</text:p>
                <draw:g>
                  <svg:desc>'2022 experiments'.C5:'2022 experiments'.C47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.13">
                <text:p>5.1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.687">
                <text:p>4.687</text:p>
              </table:table-cell>
              <table:table-cell office:value-type="float" office:value="4.667">
                <text:p>4.66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.55">
                <text:p>4.55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4.345">
                <text:p>4.345</text:p>
              </table:table-cell>
              <table:table-cell office:value-type="float" office:value="4.333">
                <text:p>4.3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258">
                <text:p>4.258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4.171">
                <text:p>4.171</text:p>
              </table:table-cell>
              <table:table-cell office:value-type="float" office:value="4.167">
                <text:p>4.1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132">
                <text:p>4.132</text:p>
              </table:table-cell>
              <table:table-cell office:value-type="float" office:value="4.138">
                <text:p>4.138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4.088">
                <text:p>4.088</text:p>
              </table:table-cell>
              <table:table-cell office:value-type="float" office:value="4.092">
                <text:p>4.09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065">
                <text:p>4.065</text:p>
              </table:table-cell>
              <table:table-cell office:value-type="float" office:value="4.062">
                <text:p>4.062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4.042">
                <text:p>4.042</text:p>
              </table:table-cell>
              <table:table-cell office:value-type="float" office:value="4.042">
                <text:p>4.04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031">
                <text:p>4.031</text:p>
              </table:table-cell>
              <table:table-cell office:value-type="float" office:value="4.031">
                <text:p>4.031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4.021">
                <text:p>4.021</text:p>
              </table:table-cell>
              <table:table-cell office:value-type="float" office:value="4.021">
                <text:p>4.02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017">
                <text:p>4.017</text:p>
              </table:table-cell>
              <table:table-cell office:value-type="float" office:value="4.017">
                <text:p>4.017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4.011">
                <text:p>4.01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.009">
                <text:p>4.009</text:p>
              </table:table-cell>
              <table:table-cell office:value-type="float" office:value="4.009">
                <text:p>4.009</text:p>
              </table:table-cell>
            </table:table-row>
            <table:table-row>
              <table:table-cell office:value-type="float" office:value="24576">
                <text:p>24576</text:p>
              </table:table-cell>
              <table:table-cell office:value-type="float" office:value="4.572">
                <text:p>4.572</text:p>
              </table:table-cell>
              <table:table-cell office:value-type="float" office:value="4.323">
                <text:p>4.32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6.294">
                <text:p>6.294</text:p>
              </table:table-cell>
              <table:table-cell office:value-type="float" office:value="7.385">
                <text:p>7.385</text:p>
              </table:table-cell>
            </table:table-row>
            <table:table-row>
              <table:table-cell office:value-type="float" office:value="49152">
                <text:p>49152</text:p>
              </table:table-cell>
              <table:table-cell office:value-type="float" office:value="34.181">
                <text:p>34.181</text:p>
              </table:table-cell>
              <table:table-cell office:value-type="float" office:value="34.501">
                <text:p>34.501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3.921">
                <text:p>23.921</text:p>
              </table:table-cell>
              <table:table-cell office:value-type="float" office:value="19.913">
                <text:p>19.913</text:p>
              </table:table-cell>
            </table:table-row>
            <table:table-row>
              <table:table-cell office:value-type="float" office:value="98304">
                <text:p>98304</text:p>
              </table:table-cell>
              <table:table-cell office:value-type="float" office:value="19.993">
                <text:p>19.993</text:p>
              </table:table-cell>
              <table:table-cell office:value-type="float" office:value="19.97">
                <text:p>19.97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0.043">
                <text:p>20.043</text:p>
              </table:table-cell>
              <table:table-cell office:value-type="float" office:value="19.993">
                <text:p>19.993</text:p>
              </table:table-cell>
            </table:table-row>
            <table:table-row>
              <table:table-cell office:value-type="float" office:value="196608">
                <text:p>196608</text:p>
              </table:table-cell>
              <table:table-cell office:value-type="float" office:value="22.536">
                <text:p>22.536</text:p>
              </table:table-cell>
              <table:table-cell office:value-type="float" office:value="22.083">
                <text:p>22.08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6.083">
                <text:p>26.083</text:p>
              </table:table-cell>
              <table:table-cell office:value-type="float" office:value="26.537">
                <text:p>26.537</text:p>
              </table:table-cell>
            </table:table-row>
            <table:table-row>
              <table:table-cell office:value-type="float" office:value="393216">
                <text:p>393216</text:p>
              </table:table-cell>
              <table:table-cell office:value-type="float" office:value="35.868">
                <text:p>35.868</text:p>
              </table:table-cell>
              <table:table-cell office:value-type="float" office:value="34.09">
                <text:p>34.09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7.453">
                <text:p>37.453</text:p>
              </table:table-cell>
              <table:table-cell office:value-type="float" office:value="36.256">
                <text:p>36.256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38.629">
                <text:p>38.629</text:p>
              </table:table-cell>
              <table:table-cell office:value-type="float" office:value="37.462">
                <text:p>37.46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43.127">
                <text:p>43.127</text:p>
              </table:table-cell>
              <table:table-cell office:value-type="float" office:value="38.089">
                <text:p>38.089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40.749">
                <text:p>40.749</text:p>
              </table:table-cell>
              <table:table-cell office:value-type="float" office:value="38.817">
                <text:p>38.81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55.237">
                <text:p>55.237</text:p>
              </table:table-cell>
              <table:table-cell office:value-type="float" office:value="53.224">
                <text:p>53.224</text:p>
              </table:table-cell>
            </table:table-row>
            <table:table-row>
              <table:table-cell office:value-type="float" office:value="3145728">
                <text:p>3145728</text:p>
              </table:table-cell>
              <table:table-cell office:value-type="float" office:value="93.828">
                <text:p>93.828</text:p>
              </table:table-cell>
              <table:table-cell office:value-type="float" office:value="91.877">
                <text:p>91.87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22.484">
                <text:p>122.484</text:p>
              </table:table-cell>
              <table:table-cell office:value-type="float" office:value="122.036">
                <text:p>122.036</text:p>
              </table:table-cell>
            </table:table-row>
            <table:table-row>
              <table:table-cell office:value-type="float" office:value="6291456">
                <text:p>6291456</text:p>
              </table:table-cell>
              <table:table-cell office:value-type="float" office:value="138.466">
                <text:p>138.466</text:p>
              </table:table-cell>
              <table:table-cell office:value-type="float" office:value="138.32">
                <text:p>138.3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41.892">
                <text:p>141.892</text:p>
              </table:table-cell>
              <table:table-cell office:value-type="float" office:value="142.039">
                <text:p>142.039</text:p>
              </table:table-cell>
            </table:table-row>
            <table:table-row>
              <table:table-cell office:value-type="float" office:value="12582912">
                <text:p>12582912</text:p>
              </table:table-cell>
              <table:table-cell office:value-type="float" office:value="144.302">
                <text:p>144.302</text:p>
              </table:table-cell>
              <table:table-cell office:value-type="float" office:value="144.209">
                <text:p>144.209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45.988">
                <text:p>145.988</text:p>
              </table:table-cell>
              <table:table-cell office:value-type="float" office:value="145.611">
                <text:p>145.611</text:p>
              </table:table-cell>
            </table:table-row>
            <table:table-row>
              <table:table-cell office:value-type="float" office:value="25165824">
                <text:p>25165824</text:p>
              </table:table-cell>
              <table:table-cell office:value-type="float" office:value="148.808">
                <text:p>148.808</text:p>
              </table:table-cell>
              <table:table-cell office:value-type="float" office:value="148.143">
                <text:p>148.143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150.51">
                <text:p>150.51</text:p>
              </table:table-cell>
              <table:table-cell office:value-type="float" office:value="149.932">
                <text:p>149.932</text:p>
              </table:table-cell>
            </table:table-row>
            <table:table-row>
              <table:table-cell office:value-type="float" office:value="50331648">
                <text:p>50331648</text:p>
              </table:table-cell>
              <table:table-cell office:value-type="float" office:value="153.605">
                <text:p>153.605</text:p>
              </table:table-cell>
              <table:table-cell office:value-type="float" office:value="153.579">
                <text:p>153.579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156.474">
                <text:p>156.474</text:p>
              </table:table-cell>
              <table:table-cell office:value-type="float" office:value="156.342">
                <text:p>156.342</text:p>
              </table:table-cell>
            </table:table-row>
            <table:table-row>
              <table:table-cell office:value-type="float" office:value="100663296">
                <text:p>100663296</text:p>
              </table:table-cell>
              <table:table-cell office:value-type="float" office:value="162.375">
                <text:p>162.375</text:p>
              </table:table-cell>
              <table:table-cell office:value-type="float" office:value="162.236">
                <text:p>162.236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66.4">
                <text:p>166.4</text:p>
              </table:table-cell>
              <table:table-cell office:value-type="float" office:value="166.28">
                <text:p>166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92cm" svg:height="10.449cm" xlink:href=".." xlink:type="simple" chart:class="chart:line" chart:style-name="ch1">
        <chart:legend chart:legend-position="end" svg:x="1.938cm" svg:y="1.034cm" style:legend-expansion="custom" chartooo:width="7.426cm" chartooo:height="2.297cm" style:legend-expansion-aspect-ratio="3.23291249455812" chart:style-name="ch2"/>
        <chart:plot-area chart:style-name="ch3" table:cell-range-address="'2019 experiments'.A7:'2019 experiments'.D27 '2019 experiments'.B2:'2019 experiments'.D2" chart:data-source-has-labels="both" svg:x="0.795cm" svg:y="0.597cm" svg:width="18.57cm" svg:height="9.637cm">
          <chartooo:coordinate-region svg:x="2.263cm" svg:y="0.797cm" svg:width="16.961cm" svg:height="7.727cm"/>
          <chart:axis chart:dimension="x" chart:name="primary-x" chart:style-name="ch4" chartooo:axis-type="auto">
            <chartooo:date-scale/>
            <chart:categories table:cell-range-address="'2019 experiments'.A7:'2019 experiments'.A2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2019 experiments'.B7:'2019 experiments'.B27" chart:label-cell-address="'2019 experiments'.B2:'2019 experiments'.B2" chart:class="chart:line">
            <chart:data-point chart:repeated="21"/>
          </chart:series>
          <chart:series chart:style-name="ch8" chart:values-cell-range-address="'2019 experiments'.C7:'2019 experiments'.C27" chart:label-cell-address="'2019 experiments'.C2:'2019 experiments'.C2" chart:class="chart:line">
            <chart:data-point chart:repeated="21"/>
          </chart:series>
          <chart:series chart:style-name="ch9" chart:values-cell-range-address="'2019 experiments'.D7:'2019 experiments'.D27" chart:label-cell-address="'2019 experiments'.D2:'2019 experiments'.D2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node, cycles</text:p>
                <draw:g>
                  <svg:desc>'2019 experiments'.B2:'2019 experiments'.B2</svg:desc>
                </draw:g>
              </table:table-cell>
              <table:table-cell office:value-type="string">
                <text:p>read node cache size, cycles</text:p>
                <draw:g>
                  <svg:desc>'2019 experiments'.C2:'2019 experiments'.C2</svg:desc>
                </draw:g>
              </table:table-cell>
              <table:table-cell office:value-type="string">
                <text:p>read node cache size, data at end, cycles</text:p>
                <draw:g>
                  <svg:desc>'2019 experiments'.D2:'2019 experiments'.D2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'2019 experiments'.A7:'2019 experiments'.A27</svg:desc>
                </draw:g>
              </table:table-cell>
              <table:table-cell office:value-type="float" office:value="4.108">
                <text:p>4.108</text:p>
                <draw:g>
                  <svg:desc>'2019 experiments'.B7:'2019 experiments'.B27</svg:desc>
                </draw:g>
              </table:table-cell>
              <table:table-cell office:value-type="float" office:value="4.075">
                <text:p>4.075</text:p>
                <draw:g>
                  <svg:desc>'2019 experiments'.C7:'2019 experiments'.C27</svg:desc>
                </draw:g>
              </table:table-cell>
              <table:table-cell office:value-type="float" office:value="4.056">
                <text:p>4.056</text:p>
                <draw:g>
                  <svg:desc>'2019 experiments'.D7:'2019 experiments'.D27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103">
                <text:p>4.103</text:p>
              </table:table-cell>
              <table:table-cell office:value-type="float" office:value="4.078">
                <text:p>4.07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117">
                <text:p>4.117</text:p>
              </table:table-cell>
              <table:table-cell office:value-type="float" office:value="4.085">
                <text:p>4.085</text:p>
              </table:table-cell>
              <table:table-cell office:value-type="float" office:value="4.072">
                <text:p>4.07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109">
                <text:p>4.109</text:p>
              </table:table-cell>
              <table:table-cell office:value-type="float" office:value="4.092">
                <text:p>4.092</text:p>
              </table:table-cell>
              <table:table-cell office:value-type="float" office:value="4.068">
                <text:p>4.06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11">
                <text:p>4.11</text:p>
              </table:table-cell>
              <table:table-cell office:value-type="float" office:value="4.098">
                <text:p>4.098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069">
                <text:p>4.069</text:p>
              </table:table-cell>
              <table:table-cell office:value-type="float" office:value="4.101">
                <text:p>4.101</text:p>
              </table:table-cell>
              <table:table-cell office:value-type="float" office:value="4.085">
                <text:p>4.08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.156">
                <text:p>4.156</text:p>
              </table:table-cell>
              <table:table-cell office:value-type="float" office:value="4.128">
                <text:p>4.128</text:p>
              </table:table-cell>
              <table:table-cell office:value-type="float" office:value="4.085">
                <text:p>4.08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.739">
                <text:p>4.739</text:p>
              </table:table-cell>
              <table:table-cell office:value-type="float" office:value="4.76">
                <text:p>4.76</text:p>
              </table:table-cell>
              <table:table-cell office:value-type="float" office:value="4.537">
                <text:p>4.53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3.053">
                <text:p>13.053</text:p>
              </table:table-cell>
              <table:table-cell office:value-type="float" office:value="20.16">
                <text:p>20.16</text:p>
              </table:table-cell>
              <table:table-cell office:value-type="float" office:value="10.889">
                <text:p>10.88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6.02">
                <text:p>16.02</text:p>
              </table:table-cell>
              <table:table-cell office:value-type="float" office:value="20.386">
                <text:p>20.386</text:p>
              </table:table-cell>
              <table:table-cell office:value-type="float" office:value="13.843">
                <text:p>13.84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0.44">
                <text:p>20.44</text:p>
              </table:table-cell>
              <table:table-cell office:value-type="float" office:value="29.637">
                <text:p>29.637</text:p>
              </table:table-cell>
              <table:table-cell office:value-type="float" office:value="17.401">
                <text:p>17.40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1.33">
                <text:p>31.33</text:p>
              </table:table-cell>
              <table:table-cell office:value-type="float" office:value="37.062">
                <text:p>37.062</text:p>
              </table:table-cell>
              <table:table-cell office:value-type="float" office:value="33.203">
                <text:p>33.20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37.236">
                <text:p>37.236</text:p>
              </table:table-cell>
              <table:table-cell office:value-type="float" office:value="41.732">
                <text:p>41.732</text:p>
              </table:table-cell>
              <table:table-cell office:value-type="float" office:value="39.913">
                <text:p>39.91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44.967">
                <text:p>44.967</text:p>
              </table:table-cell>
              <table:table-cell office:value-type="float" office:value="65.008">
                <text:p>65.008</text:p>
              </table:table-cell>
              <table:table-cell office:value-type="float" office:value="46.66">
                <text:p>46.6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85.925">
                <text:p>85.925</text:p>
              </table:table-cell>
              <table:table-cell office:value-type="float" office:value="129.876">
                <text:p>129.876</text:p>
              </table:table-cell>
              <table:table-cell office:value-type="float" office:value="97.074">
                <text:p>97.07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27.772">
                <text:p>127.772</text:p>
              </table:table-cell>
              <table:table-cell office:value-type="float" office:value="145.383">
                <text:p>145.383</text:p>
              </table:table-cell>
              <table:table-cell office:value-type="float" office:value="132.96">
                <text:p>132.9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37.98">
                <text:p>137.98</text:p>
              </table:table-cell>
              <table:table-cell office:value-type="float" office:value="148.336">
                <text:p>148.336</text:p>
              </table:table-cell>
              <table:table-cell office:value-type="float" office:value="144.653">
                <text:p>144.653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148.095">
                <text:p>148.095</text:p>
              </table:table-cell>
              <table:table-cell office:value-type="float" office:value="153.942">
                <text:p>153.942</text:p>
              </table:table-cell>
              <table:table-cell office:value-type="float" office:value="153.357">
                <text:p>153.357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157.685">
                <text:p>157.685</text:p>
              </table:table-cell>
              <table:table-cell office:value-type="float" office:value="159.784">
                <text:p>159.784</text:p>
              </table:table-cell>
              <table:table-cell office:value-type="float" office:value="162.381">
                <text:p>162.381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67.684">
                <text:p>167.684</text:p>
              </table:table-cell>
              <table:table-cell office:value-type="float" office:value="171.102">
                <text:p>171.102</text:p>
              </table:table-cell>
              <table:table-cell office:value-type="float" office:value="176.606">
                <text:p>176.606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85.669">
                <text:p>185.669</text:p>
              </table:table-cell>
              <table:table-cell office:value-type="float" office:value="181.475">
                <text:p>181.475</text:p>
              </table:table-cell>
              <table:table-cell office:value-type="float" office:value="190.262">
                <text:p>190.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00660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00ee" draw:fill-color="#0000e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53cm" svg:height="15.957cm" xlink:href=".." xlink:type="simple" chart:class="chart:line" chart:style-name="ch1">
        <chart:legend chart:legend-position="end" svg:x="19.111cm" svg:y="6.932cm" style:legend-expansion="high" chart:style-name="ch2"/>
        <chart:plot-area chart:style-name="ch3" table:cell-range-address="'2022 experiments'.A54:'2022 experiments'.E96 '2022 experiments'.B51:'2022 experiments'.E51" chart:data-source-has-labels="both" svg:x="1.492cm" svg:y="0.319cm" svg:width="17.138cm" svg:height="14.338cm">
          <chartooo:coordinate-region svg:x="2.299cm" svg:y="0.319cm" svg:width="16.19cm" svg:height="12.429cm"/>
          <chart:axis chart:dimension="x" chart:name="primary-x" chart:style-name="ch4" chartooo:axis-type="auto">
            <chartooo:date-scale/>
            <chart:title svg:x="8.721cm" svg:y="14.976cm" chart:style-name="ch5">
              <text:p>working set, bytes</text:p>
            </chart:title>
            <chart:categories table:cell-range-address="'2022 experiments'.A54:'2022 experiments'.A96"/>
            <chart:grid chart:style-name="ch6" chart:class="major"/>
          </chart:axis>
          <chart:axis chart:dimension="y" chart:name="primary-y" chart:style-name="ch4">
            <chart:title svg:x="0.451cm" svg:y="8.921cm" chart:style-name="ch7">
              <text:p>assess time, cycles</text:p>
            </chart:title>
            <chart:grid chart:style-name="ch6" chart:class="major"/>
            <chart:grid chart:style-name="ch8" chart:class="minor"/>
          </chart:axis>
          <chart:series chart:style-name="ch9" chart:values-cell-range-address="'2022 experiments'.B54:'2022 experiments'.B96" chart:label-cell-address="'2022 experiments'.B51:'2022 experiments'.B51" chart:class="chart:line">
            <chart:data-point chart:repeated="43"/>
          </chart:series>
          <chart:series chart:style-name="ch10" chart:values-cell-range-address="'2022 experiments'.C54:'2022 experiments'.C96" chart:label-cell-address="'2022 experiments'.C51:'2022 experiments'.C51" chart:class="chart:line">
            <chart:data-point chart:repeated="43"/>
          </chart:series>
          <chart:series chart:style-name="ch11" chart:values-cell-range-address="'2022 experiments'.D54:'2022 experiments'.D96" chart:label-cell-address="'2022 experiments'.D51:'2022 experiments'.D51" chart:class="chart:line">
            <chart:data-point chart:repeated="43"/>
          </chart:series>
          <chart:series chart:style-name="ch12" chart:values-cell-range-address="'2022 experiments'.E54:'2022 experiments'.E96" chart:label-cell-address="'2022 experiments'.E51:'2022 experiments'.E51" chart:class="chart:line">
            <chart:data-point chart:repeated="4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(core 1), cycles</text:p>
                <draw:g>
                  <svg:desc>'2022 experiments'.B51:'2022 experiments'.B51</svg:desc>
                </draw:g>
              </table:table-cell>
              <table:table-cell office:value-type="string">
                <text:p>median (core 1), cycles</text:p>
                <draw:g>
                  <svg:desc>'2022 experiments'.C51:'2022 experiments'.C51</svg:desc>
                </draw:g>
              </table:table-cell>
              <table:table-cell office:value-type="string">
                <text:p>mean (core 2), cycles</text:p>
                <draw:g>
                  <svg:desc>'2022 experiments'.D51:'2022 experiments'.D51</svg:desc>
                </draw:g>
              </table:table-cell>
              <table:table-cell office:value-type="string">
                <text:p>median (core 2), cycles</text:p>
                <draw:g>
                  <svg:desc>'2022 experiments'.E51:'2022 experiments'.E5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2022 experiments'.A54:'2022 experiments'.A96</svg:desc>
                </draw:g>
              </table:table-cell>
              <table:table-cell office:value-type="float" office:value="0">
                <text:p>0</text:p>
                <draw:g>
                  <svg:desc>'2022 experiments'.B54:'2022 experiments'.B96</svg:desc>
                </draw:g>
              </table:table-cell>
              <table:table-cell office:value-type="float" office:value="0">
                <text:p>0</text:p>
                <draw:g>
                  <svg:desc>'2022 experiments'.C54:'2022 experiments'.C96</svg:desc>
                </draw:g>
              </table:table-cell>
              <table:table-cell office:value-type="float" office:value="0">
                <text:p>0</text:p>
                <draw:g>
                  <svg:desc>'2022 experiments'.D54:'2022 experiments'.D96</svg:desc>
                </draw:g>
              </table:table-cell>
              <table:table-cell office:value-type="float" office:value="0">
                <text:p>0</text:p>
                <draw:g>
                  <svg:desc>'2022 experiments'.E54:'2022 experiments'.E96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.064">
                <text:p>6.064</text:p>
              </table:table-cell>
              <table:table-cell office:value-type="float" office:value="5.775">
                <text:p>5.775</text:p>
              </table:table-cell>
              <table:table-cell office:value-type="float" office:value="7.088">
                <text:p>7.088</text:p>
              </table:table-cell>
              <table:table-cell office:value-type="float" office:value="6.825">
                <text:p>6.82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.038">
                <text:p>6.038</text:p>
              </table:table-cell>
              <table:table-cell office:value-type="float" office:value="5.95">
                <text:p>5.95</text:p>
              </table:table-cell>
              <table:table-cell office:value-type="float" office:value="6.895">
                <text:p>6.8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.985">
                <text:p>5.985</text:p>
              </table:table-cell>
              <table:table-cell office:value-type="float" office:value="6.037">
                <text:p>6.037</text:p>
              </table:table-cell>
              <table:table-cell office:value-type="float" office:value="6.93">
                <text:p>6.93</text:p>
              </table:table-cell>
              <table:table-cell office:value-type="float" office:value="6.825">
                <text:p>6.82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6.204">
                <text:p>6.204</text:p>
              </table:table-cell>
              <table:table-cell office:value-type="float" office:value="6.125">
                <text:p>6.125</text:p>
              </table:table-cell>
              <table:table-cell office:value-type="float" office:value="7.184">
                <text:p>7.184</text:p>
              </table:table-cell>
              <table:table-cell office:value-type="float" office:value="7.175">
                <text:p>7.1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.156">
                <text:p>6.156</text:p>
              </table:table-cell>
              <table:table-cell office:value-type="float" office:value="6.169">
                <text:p>6.169</text:p>
              </table:table-cell>
              <table:table-cell office:value-type="float" office:value="8.275">
                <text:p>8.275</text:p>
              </table:table-cell>
              <table:table-cell office:value-type="float" office:value="7.219">
                <text:p>7.21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6.103">
                <text:p>6.103</text:p>
              </table:table-cell>
              <table:table-cell office:value-type="float" office:value="6.125">
                <text:p>6.125</text:p>
              </table:table-cell>
              <table:table-cell office:value-type="float" office:value="7.175">
                <text:p>7.175</text:p>
              </table:table-cell>
              <table:table-cell office:value-type="float" office:value="7.175">
                <text:p>7.1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.077">
                <text:p>6.077</text:p>
              </table:table-cell>
              <table:table-cell office:value-type="float" office:value="6.103">
                <text:p>6.103</text:p>
              </table:table-cell>
              <table:table-cell office:value-type="float" office:value="7.304">
                <text:p>7.304</text:p>
              </table:table-cell>
              <table:table-cell office:value-type="float" office:value="7.153">
                <text:p>7.153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6.04">
                <text:p>6.04</text:p>
              </table:table-cell>
              <table:table-cell office:value-type="float" office:value="6.037">
                <text:p>6.037</text:p>
              </table:table-cell>
              <table:table-cell office:value-type="float" office:value="7.278">
                <text:p>7.278</text:p>
              </table:table-cell>
              <table:table-cell office:value-type="float" office:value="7.175">
                <text:p>7.17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6.039">
                <text:p>6.039</text:p>
              </table:table-cell>
              <table:table-cell office:value-type="float" office:value="6.037">
                <text:p>6.037</text:p>
              </table:table-cell>
              <table:table-cell office:value-type="float" office:value="7.698">
                <text:p>7.698</text:p>
              </table:table-cell>
              <table:table-cell office:value-type="float" office:value="7.678">
                <text:p>7.678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6.027">
                <text:p>6.027</text:p>
              </table:table-cell>
              <table:table-cell office:value-type="float" office:value="6.037">
                <text:p>6.037</text:p>
              </table:table-cell>
              <table:table-cell office:value-type="float" office:value="7.45">
                <text:p>7.45</text:p>
              </table:table-cell>
              <table:table-cell office:value-type="float" office:value="7.503">
                <text:p>7.50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.019">
                <text:p>6.019</text:p>
              </table:table-cell>
              <table:table-cell office:value-type="float" office:value="6.021">
                <text:p>6.021</text:p>
              </table:table-cell>
              <table:table-cell office:value-type="float" office:value="10.269">
                <text:p>10.26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6.012">
                <text:p>6.012</text:p>
              </table:table-cell>
              <table:table-cell office:value-type="float" office:value="6.016">
                <text:p>6.016</text:p>
              </table:table-cell>
              <table:table-cell office:value-type="float" office:value="9.855">
                <text:p>9.855</text:p>
              </table:table-cell>
              <table:table-cell office:value-type="float" office:value="7.153">
                <text:p>7.15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6.01">
                <text:p>6.01</text:p>
              </table:table-cell>
              <table:table-cell office:value-type="float" office:value="6.013">
                <text:p>6.013</text:p>
              </table:table-cell>
              <table:table-cell office:value-type="float" office:value="8.671">
                <text:p>8.671</text:p>
              </table:table-cell>
              <table:table-cell office:value-type="float" office:value="7.038">
                <text:p>7.038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6.011">
                <text:p>6.011</text:p>
              </table:table-cell>
              <table:table-cell office:value-type="float" office:value="6.01">
                <text:p>6.01</text:p>
              </table:table-cell>
              <table:table-cell office:value-type="float" office:value="8.576">
                <text:p>8.576</text:p>
              </table:table-cell>
              <table:table-cell office:value-type="float" office:value="7.273">
                <text:p>7.27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8.625">
                <text:p>8.625</text:p>
              </table:table-cell>
              <table:table-cell office:value-type="float" office:value="6.009">
                <text:p>6.009</text:p>
              </table:table-cell>
              <table:table-cell office:value-type="float" office:value="8.124">
                <text:p>8.124</text:p>
              </table:table-cell>
              <table:table-cell office:value-type="float" office:value="6.936">
                <text:p>6.936</text:p>
              </table:table-cell>
            </table:table-row>
            <table:table-row>
              <table:table-cell office:value-type="float" office:value="24576">
                <text:p>24576</text:p>
              </table:table-cell>
              <table:table-cell office:value-type="float" office:value="6.01">
                <text:p>6.01</text:p>
              </table:table-cell>
              <table:table-cell office:value-type="float" office:value="6.007">
                <text:p>6.007</text:p>
              </table:table-cell>
              <table:table-cell office:value-type="float" office:value="8.462">
                <text:p>8.462</text:p>
              </table:table-cell>
              <table:table-cell office:value-type="float" office:value="6.923">
                <text:p>6.92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6.168">
                <text:p>6.168</text:p>
              </table:table-cell>
              <table:table-cell office:value-type="float" office:value="6.152">
                <text:p>6.152</text:p>
              </table:table-cell>
              <table:table-cell office:value-type="float" office:value="9.267">
                <text:p>9.267</text:p>
              </table:table-cell>
              <table:table-cell office:value-type="float" office:value="7.145">
                <text:p>7.145</text:p>
              </table:table-cell>
            </table:table-row>
            <table:table-row>
              <table:table-cell office:value-type="float" office:value="49152">
                <text:p>49152</text:p>
              </table:table-cell>
              <table:table-cell office:value-type="float" office:value="13.647">
                <text:p>13.647</text:p>
              </table:table-cell>
              <table:table-cell office:value-type="float" office:value="13.649">
                <text:p>13.649</text:p>
              </table:table-cell>
              <table:table-cell office:value-type="float" office:value="12.72">
                <text:p>12.72</text:p>
              </table:table-cell>
              <table:table-cell office:value-type="float" office:value="13.573">
                <text:p>13.573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6.265">
                <text:p>16.265</text:p>
              </table:table-cell>
              <table:table-cell office:value-type="float" office:value="16.191">
                <text:p>16.191</text:p>
              </table:table-cell>
              <table:table-cell office:value-type="float" office:value="14.585">
                <text:p>14.585</text:p>
              </table:table-cell>
              <table:table-cell office:value-type="float" office:value="13.222">
                <text:p>13.222</text:p>
              </table:table-cell>
            </table:table-row>
            <table:table-row>
              <table:table-cell office:value-type="float" office:value="98304">
                <text:p>98304</text:p>
              </table:table-cell>
              <table:table-cell office:value-type="float" office:value="16.728">
                <text:p>16.728</text:p>
              </table:table-cell>
              <table:table-cell office:value-type="float" office:value="14.952">
                <text:p>14.952</text:p>
              </table:table-cell>
              <table:table-cell office:value-type="float" office:value="15.844">
                <text:p>15.844</text:p>
              </table:table-cell>
              <table:table-cell office:value-type="float" office:value="15.008">
                <text:p>15.00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8.668">
                <text:p>8.668</text:p>
              </table:table-cell>
              <table:table-cell office:value-type="float" office:value="6.573">
                <text:p>6.573</text:p>
              </table:table-cell>
              <table:table-cell office:value-type="float" office:value="10.363">
                <text:p>10.363</text:p>
              </table:table-cell>
              <table:table-cell office:value-type="float" office:value="6.533">
                <text:p>6.533</text:p>
              </table:table-cell>
            </table:table-row>
            <table:table-row>
              <table:table-cell office:value-type="float" office:value="196608">
                <text:p>196608</text:p>
              </table:table-cell>
              <table:table-cell office:value-type="float" office:value="7.24">
                <text:p>7.24</text:p>
              </table:table-cell>
              <table:table-cell office:value-type="float" office:value="6.782">
                <text:p>6.782</text:p>
              </table:table-cell>
              <table:table-cell office:value-type="float" office:value="7.609">
                <text:p>7.609</text:p>
              </table:table-cell>
              <table:table-cell office:value-type="float" office:value="6.793">
                <text:p>6.79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7.334">
                <text:p>7.334</text:p>
              </table:table-cell>
              <table:table-cell office:value-type="float" office:value="6.879">
                <text:p>6.879</text:p>
              </table:table-cell>
              <table:table-cell office:value-type="float" office:value="7.375">
                <text:p>7.375</text:p>
              </table:table-cell>
              <table:table-cell office:value-type="float" office:value="6.894">
                <text:p>6.894</text:p>
              </table:table-cell>
            </table:table-row>
            <table:table-row>
              <table:table-cell office:value-type="float" office:value="393216">
                <text:p>393216</text:p>
              </table:table-cell>
              <table:table-cell office:value-type="float" office:value="8.074">
                <text:p>8.074</text:p>
              </table:table-cell>
              <table:table-cell office:value-type="float" office:value="8.055">
                <text:p>8.055</text:p>
              </table:table-cell>
              <table:table-cell office:value-type="float" office:value="17.196">
                <text:p>17.196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7.059">
                <text:p>17.059</text:p>
              </table:table-cell>
              <table:table-cell office:value-type="float" office:value="11.804">
                <text:p>11.804</text:p>
              </table:table-cell>
              <table:table-cell office:value-type="float" office:value="23.037">
                <text:p>23.037</text:p>
              </table:table-cell>
              <table:table-cell office:value-type="float" office:value="14.902">
                <text:p>14.902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34.384">
                <text:p>34.384</text:p>
              </table:table-cell>
              <table:table-cell office:value-type="float" office:value="37.656">
                <text:p>37.656</text:p>
              </table:table-cell>
              <table:table-cell office:value-type="float" office:value="30.525">
                <text:p>30.525</text:p>
              </table:table-cell>
              <table:table-cell office:value-type="float" office:value="26.027">
                <text:p>26.02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29.678">
                <text:p>29.678</text:p>
              </table:table-cell>
              <table:table-cell office:value-type="float" office:value="23.358">
                <text:p>23.358</text:p>
              </table:table-cell>
              <table:table-cell office:value-type="float" office:value="30.526">
                <text:p>30.526</text:p>
              </table:table-cell>
              <table:table-cell office:value-type="float" office:value="22.923">
                <text:p>22.923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34.094">
                <text:p>34.094</text:p>
              </table:table-cell>
              <table:table-cell office:value-type="float" office:value="34.453">
                <text:p>34.453</text:p>
              </table:table-cell>
              <table:table-cell office:value-type="float" office:value="32.142">
                <text:p>32.142</text:p>
              </table:table-cell>
              <table:table-cell office:value-type="float" office:value="23.635">
                <text:p>23.635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39.651">
                <text:p>39.651</text:p>
              </table:table-cell>
              <table:table-cell office:value-type="float" office:value="35.992">
                <text:p>35.992</text:p>
              </table:table-cell>
              <table:table-cell office:value-type="float" office:value="35.598">
                <text:p>35.598</text:p>
              </table:table-cell>
              <table:table-cell office:value-type="float" office:value="23.754">
                <text:p>23.754</text:p>
              </table:table-cell>
            </table:table-row>
            <table:table-row>
              <table:table-cell office:value-type="float" office:value="3145728">
                <text:p>3145728</text:p>
              </table:table-cell>
              <table:table-cell office:value-type="float" office:value="88.226">
                <text:p>88.226</text:p>
              </table:table-cell>
              <table:table-cell office:value-type="float" office:value="58.438">
                <text:p>58.438</text:p>
              </table:table-cell>
              <table:table-cell office:value-type="float" office:value="62.18">
                <text:p>62.18</text:p>
              </table:table-cell>
              <table:table-cell office:value-type="float" office:value="48.925">
                <text:p>48.925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58.496">
                <text:p>158.496</text:p>
              </table:table-cell>
              <table:table-cell office:value-type="float" office:value="189.198">
                <text:p>189.198</text:p>
              </table:table-cell>
              <table:table-cell office:value-type="float" office:value="139.22">
                <text:p>139.22</text:p>
              </table:table-cell>
              <table:table-cell office:value-type="float" office:value="130.952">
                <text:p>130.952</text:p>
              </table:table-cell>
            </table:table-row>
            <table:table-row>
              <table:table-cell office:value-type="float" office:value="6291456">
                <text:p>6291456</text:p>
              </table:table-cell>
              <table:table-cell office:value-type="float" office:value="131.729">
                <text:p>131.729</text:p>
              </table:table-cell>
              <table:table-cell office:value-type="float" office:value="131.168">
                <text:p>131.168</text:p>
              </table:table-cell>
              <table:table-cell office:value-type="float" office:value="132.89">
                <text:p>132.89</text:p>
              </table:table-cell>
              <table:table-cell office:value-type="float" office:value="123.608">
                <text:p>123.60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53.181">
                <text:p>153.181</text:p>
              </table:table-cell>
              <table:table-cell office:value-type="float" office:value="152.74">
                <text:p>152.74</text:p>
              </table:table-cell>
              <table:table-cell office:value-type="float" office:value="152.383">
                <text:p>152.383</text:p>
              </table:table-cell>
              <table:table-cell office:value-type="float" office:value="152.213">
                <text:p>152.213</text:p>
              </table:table-cell>
            </table:table-row>
            <table:table-row>
              <table:table-cell office:value-type="float" office:value="12582912">
                <text:p>12582912</text:p>
              </table:table-cell>
              <table:table-cell office:value-type="float" office:value="177.117">
                <text:p>177.117</text:p>
              </table:table-cell>
              <table:table-cell office:value-type="float" office:value="177.711">
                <text:p>177.711</text:p>
              </table:table-cell>
              <table:table-cell office:value-type="float" office:value="175.351">
                <text:p>175.351</text:p>
              </table:table-cell>
              <table:table-cell office:value-type="float" office:value="175.329">
                <text:p>175.329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85.472">
                <text:p>185.472</text:p>
              </table:table-cell>
              <table:table-cell office:value-type="float" office:value="185.7">
                <text:p>185.7</text:p>
              </table:table-cell>
              <table:table-cell office:value-type="float" office:value="186.975">
                <text:p>186.975</text:p>
              </table:table-cell>
              <table:table-cell office:value-type="float" office:value="186.84">
                <text:p>186.84</text:p>
              </table:table-cell>
            </table:table-row>
            <table:table-row>
              <table:table-cell office:value-type="float" office:value="25165824">
                <text:p>25165824</text:p>
              </table:table-cell>
              <table:table-cell office:value-type="float" office:value="194.325">
                <text:p>194.325</text:p>
              </table:table-cell>
              <table:table-cell office:value-type="float" office:value="194.438">
                <text:p>194.438</text:p>
              </table:table-cell>
              <table:table-cell office:value-type="float" office:value="198.283">
                <text:p>198.283</text:p>
              </table:table-cell>
              <table:table-cell office:value-type="float" office:value="198.288">
                <text:p>198.288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198.78">
                <text:p>198.78</text:p>
              </table:table-cell>
              <table:table-cell office:value-type="float" office:value="198.927">
                <text:p>198.927</text:p>
              </table:table-cell>
              <table:table-cell office:value-type="float" office:value="204.338">
                <text:p>204.338</text:p>
              </table:table-cell>
              <table:table-cell office:value-type="float" office:value="204.317">
                <text:p>204.317</text:p>
              </table:table-cell>
            </table:table-row>
            <table:table-row>
              <table:table-cell office:value-type="float" office:value="50331648">
                <text:p>50331648</text:p>
              </table:table-cell>
              <table:table-cell office:value-type="float" office:value="206.484">
                <text:p>206.484</text:p>
              </table:table-cell>
              <table:table-cell office:value-type="float" office:value="206.794">
                <text:p>206.794</text:p>
              </table:table-cell>
              <table:table-cell office:value-type="float" office:value="210.903">
                <text:p>210.903</text:p>
              </table:table-cell>
              <table:table-cell office:value-type="float" office:value="210.858">
                <text:p>210.858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209.881">
                <text:p>209.881</text:p>
              </table:table-cell>
              <table:table-cell office:value-type="float" office:value="209.688">
                <text:p>209.688</text:p>
              </table:table-cell>
              <table:table-cell office:value-type="float" office:value="214.53">
                <text:p>214.53</text:p>
              </table:table-cell>
              <table:table-cell office:value-type="float" office:value="214.536">
                <text:p>214.536</text:p>
              </table:table-cell>
            </table:table-row>
            <table:table-row>
              <table:table-cell office:value-type="float" office:value="100663296">
                <text:p>100663296</text:p>
              </table:table-cell>
              <table:table-cell office:value-type="float" office:value="216.826">
                <text:p>216.826</text:p>
              </table:table-cell>
              <table:table-cell office:value-type="float" office:value="216.058">
                <text:p>216.058</text:p>
              </table:table-cell>
              <table:table-cell office:value-type="float" office:value="219.545">
                <text:p>219.545</text:p>
              </table:table-cell>
              <table:table-cell office:value-type="float" office:value="219.418">
                <text:p>219.418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221.505">
                <text:p>221.505</text:p>
              </table:table-cell>
              <table:table-cell office:value-type="float" office:value="221.381">
                <text:p>221.381</text:p>
              </table:table-cell>
              <table:table-cell office:value-type="float" office:value="222.246">
                <text:p>222.246</text:p>
              </table:table-cell>
              <table:table-cell office:value-type="float" office:value="222.215">
                <text:p>222.2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